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33H41M37.528051S" calcext:value-type="time">
            <text:p>1633:41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table:number-columns-repeated="2"/>
          <table:table-cell table:formula="of:=IF([.G314]-[.F314] &gt; 0; [.G314]-[.F314]; 0)" office:value-type="time" office:time-value="PT00H00M00S" calcext:value-type="time">
            <text:p>00:00</text:p>
          </table:table-cell>
          <table:table-cell table:formula="of:=[.D314]+[.H314]" office:value-type="time" office:time-value="PT05H12M02.608S" calcext:value-type="time">
            <text:p>05:12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15]-[.B315] &gt; 0; [.C315]-[.B31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5]-[.F315] &gt; 0; [.G315]-[.F315]; 0)" office:value-type="time" office:time-value="PT00H00M00S" calcext:value-type="time">
            <text:p>00:00</text:p>
          </table:table-cell>
          <table:table-cell table:formula="of:=[.D315]+[.H31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13H22M06.001S" calcext:value-type="time">
            <text:p>13:2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9" table:number-columns-repeated="2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/00/0000</text:date>, <text:time style:data-style-name="N2" text:time-value="07:44:19.4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13T12:43:10.796000000</dc:date>
    <meta:editing-duration>P73DT24S</meta:editing-duration>
    <meta:editing-cycles>1917</meta:editing-cycles>
    <meta:generator>LibreOffice/7.2.6.2$Windows_X86_64 LibreOffice_project/b0ec3a565991f7569a5a7f5d24fed7f52653d754</meta:generator>
    <dc:creator>Benjamin Laws</dc:creator>
    <meta:document-statistic meta:table-count="2" meta:cell-count="2357" meta:object-count="0"/>
  </office:meta>
</office:document-meta>
</file>